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14ecb" officeooo:paragraph-rsid="00114ecb"/>
    </style:style>
    <style:style style:name="P2" style:family="paragraph" style:parent-style-name="Standard">
      <style:paragraph-properties fo:text-align="end" style:justify-single-word="false"/>
      <style:text-properties officeooo:rsid="00114ecb" officeooo:paragraph-rsid="00119cd0"/>
    </style:style>
    <style:style style:name="P3" style:family="paragraph" style:parent-style-name="Standard">
      <style:paragraph-properties fo:text-align="end" style:justify-single-word="false"/>
      <style:text-properties officeooo:paragraph-rsid="00114ecb"/>
    </style:style>
    <style:style style:name="P4" style:family="paragraph" style:parent-style-name="Standard">
      <style:paragraph-properties fo:text-align="end" style:justify-single-word="false"/>
      <style:text-properties officeooo:paragraph-rsid="00119cd0"/>
    </style:style>
    <style:style style:name="P5" style:family="paragraph" style:parent-style-name="Standard">
      <style:paragraph-properties fo:text-align="end" style:justify-single-word="false"/>
      <style:text-properties fo:font-weight="bold" officeooo:rsid="00114ecb" officeooo:paragraph-rsid="00114ec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14ecb" officeooo:paragraph-rsid="00114ecb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end" style:justify-single-word="false"/>
      <style:text-properties officeooo:rsid="00119cd0" officeooo:paragraph-rsid="00119cd0"/>
    </style:style>
    <style:style style:name="P8" style:family="paragraph" style:parent-style-name="Standard">
      <style:paragraph-properties fo:margin-top="0.0398in" fo:margin-bottom="0.0398in" loext:contextual-spacing="false" fo:text-align="end" style:justify-single-word="false"/>
      <style:text-properties officeooo:rsid="00114ecb" officeooo:paragraph-rsid="00119cd0"/>
    </style:style>
    <style:style style:name="T1" style:family="text">
      <style:text-properties officeooo:rsid="00114ec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9cd0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0984in" fo:text-indent="-0.25in" fo:margin-left="4.09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484in" fo:text-indent="-0.25in" fo:margin-left="4.34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984in" fo:text-indent="-0.25in" fo:margin-left="4.59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484in" fo:text-indent="-0.25in" fo:margin-left="4.84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984in" fo:text-indent="-0.25in" fo:margin-left="5.09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84in" fo:text-indent="-0.25in" fo:margin-left="5.34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984in" fo:text-indent="-0.25in" fo:margin-left="5.59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84in" fo:text-indent="-0.25in" fo:margin-left="5.84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0984in" fo:text-indent="-0.25in" fo:margin-left="6.09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484in" fo:text-indent="-0.25in" fo:margin-left="6.3484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984in" fo:text-indent="-0.25in" fo:margin-left="4.098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484in" fo:text-indent="-0.25in" fo:margin-left="4.348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984in" fo:text-indent="-0.25in" fo:margin-left="4.598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84in" fo:text-indent="-0.25in" fo:margin-left="4.848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984in" fo:text-indent="-0.25in" fo:margin-left="5.098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484in" fo:text-indent="-0.25in" fo:margin-left="5.348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984in" fo:text-indent="-0.25in" fo:margin-left="5.598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84in" fo:text-indent="-0.25in" fo:margin-left="5.848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984in" fo:text-indent="-0.25in" fo:margin-left="6.098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484in" fo:text-indent="-0.25in" fo:margin-left="6.3484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8154in" fo:text-indent="-0.25in" fo:margin-left="4.81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654in" fo:text-indent="-0.25in" fo:margin-left="5.06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3154in" fo:text-indent="-0.25in" fo:margin-left="5.31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5654in" fo:text-indent="-0.25in" fo:margin-left="5.56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54in" fo:text-indent="-0.25in" fo:margin-left="5.81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654in" fo:text-indent="-0.25in" fo:margin-left="6.06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4in" fo:text-indent="-0.25in" fo:margin-left="6.31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54in" fo:text-indent="-0.25in" fo:margin-left="6.56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154in" fo:text-indent="-0.25in" fo:margin-left="6.81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54in" fo:text-indent="-0.25in" fo:margin-left="7.0654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54in" fo:text-indent="-0.25in" fo:margin-left="4.815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54in" fo:text-indent="-0.25in" fo:margin-left="5.065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154in" fo:text-indent="-0.25in" fo:margin-left="5.315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654in" fo:text-indent="-0.25in" fo:margin-left="5.565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54in" fo:text-indent="-0.25in" fo:margin-left="5.815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654in" fo:text-indent="-0.25in" fo:margin-left="6.065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4in" fo:text-indent="-0.25in" fo:margin-left="6.315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54in" fo:text-indent="-0.25in" fo:margin-left="6.565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154in" fo:text-indent="-0.25in" fo:margin-left="6.815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654in" fo:text-indent="-0.25in" fo:margin-left="7.0654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קורות חיים</text:p>
      <text:p text:style-name="P5"/>
      <text:p text:style-name="P5">דניס דניאל לייבוביץ</text:p>
      <text:p text:style-name="P1">טלפון : <text:span text:style-name="T2">0533304844</text:span></text:p>
      <text:p text:style-name="P1">כתובת: כ"ט בנובמבר בת ים</text:p>
      <text:p text:style-name="P4"><text:span text:style-name="T1"><text:tab/></text:span><text:span text:style-name="T3">( B <text:s/>ו A1)</text:span><text:span text:style-name="T1"> <text:s/></text:span><text:span text:style-name="T3">בעל רישיון נהיגה</text:span></text:p>
      <text:p text:style-name="P1">תאריך ליד : <text:s/>12/01/1994</text:p>
      <text:p text:style-name="P7"><text:s text:c="4"/><text:a xlink:type="simple" xlink:href="mailto:leibovich2021@gmail.com" text:style-name="Internet_20_link" text:visited-style-name="Visited_20_Internet_20_Link">leibovich2021@gmail.com</text:a> <text:s text:c="3"/>: אימייל</text:p>
      <text:p text:style-name="P2"><text:s text:c="7"/>שפות: <text:s text:c="2"/>עברית - שפת אם. <text:s/>רוסית - מעולה. <text:s/>אנגלית - מעולה</text:p>
      <text:p text:style-name="P1"/>
      <text:p text:style-name="P7">מחפש להשתלב בחברה יציבה ומעניינת בתור מתכנת ג'וניור</text:p>
      <text:p text:style-name="P1"/>
      <text:p text:style-name="P1"><text:span text:style-name="T2">תמצית</text:span> : הנני בעל יחסי אנוש מצויינים, חשיבה אתגרית, למידה עצמית מהירה וביצוע מספר משימות במקביל</text:p>
      <text:p text:style-name="P1"/>
      <text:p text:style-name="P2"><text:s text:c="2"/><text:span text:style-name="T2">קורסים</text:span></text:p>
      <text:p text:style-name="P4"><text:s/><text:span text:style-name="T4">devopsexperts</text:span> <text:s/>קורס בפיתון באקדמית <text:span text:style-name="T3">PYTHON</text:span> <text:s text:c="2"/>- 2021 </text:p>
      <text:p text:style-name="P1"/>
      <text:p text:style-name="P8"><text:span text:style-name="T2">סביבת עבודה ותכנות</text:span> </text:p>
      <text:p text:style-name="P8">PYTHON <text:s text:c="2"/></text:p>
      <text:p text:style-name="P1"/>
      <text:p text:style-name="P1"><text:span text:style-name="T2">ניסיון תעסוקתי :</text:span> </text:p>
      <text:p text:style-name="P1"/>
      <text:p text:style-name="P1">2020- עד היום</text:p>
      <text:p text:style-name="P1">שף במסעדת "קיוסק לילנבלום" <text:s/>תל אביב</text:p>
      <text:p text:style-name="P1"/>
      <text:p text:style-name="P1">2018-2020</text:p>
      <text:p text:style-name="P1">שף במסעדת "כרמן" תל אביב</text:p>
      <text:p text:style-name="P1"/>
      <text:p text:style-name="P1">2016-2018</text:p>
      <text:p text:style-name="P1">עבודות במספר מסעדות בתפקידים שונים</text:p>
      <text:p text:style-name="P1"/>
      <text:p text:style-name="P1">2014-2016</text:p>
      <text:p text:style-name="P1">ניהול מינימרקט שכונתי</text:p>
      <text:p text:style-name="P1"/>
      <text:p text:style-name="P1"/>
      <text:p text:style-name="P5">שירות צבאי:</text:p>
      <text:p text:style-name="P1"/>
      <text:p text:style-name="P1">2012 – 2014</text:p>
      <text:p text:style-name="P1">מאבטח מתקנים <text:s/>שוחרר בדרגת סמל ראשון</text:p>
      <text:p text:style-name="P1"/>
      <text:p text:style-name="P1"><text:span text:style-name="T2">לימודים :</text:span> </text:p>
      <text:p text:style-name="P1">2012 -2000</text:p>
      <text:p text:style-name="P1">ביהס אורט רמת יוסף, סיום במגמת מהנדס תוכנה </text:p>
      <text:p text:style-name="P1"/>
      <text:p text:style-name="P3"><text:span text:style-name="T1">שונות: בעל יכולת למידה עצמית ועמידה באתגרים. בעל יכול עמידה בזמנים ולחץ . בעל יכולת <text:s/>עבודה קבוצתית <text:s/></text:span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7:10:04.125790104</meta:creation-date>
    <dc:date>2022-01-16T17:37:25.944408302</dc:date>
    <meta:editing-duration>PT31S</meta:editing-duration>
    <meta:editing-cycles>1</meta:editing-cycles>
    <meta:document-statistic meta:table-count="0" meta:image-count="0" meta:object-count="0" meta:page-count="2" meta:paragraph-count="30" meta:word-count="141" meta:character-count="848" meta:non-whitespace-character-count="695"/>
    <meta:generator>LibreOffice/6.4.7.2$Linux_X86_64 LibreOffice_project/40$Build-2</meta:generator>
  </office:meta>
</office:document-meta>
</file>